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41.6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7.09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number-columns-repeated="18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enchmarks (Right) Optimizations (Down)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avrora</text:p>
          </table:table-cell>
          <table:table-cell office:value-type="string" calcext:value-type="string">
            <text:p>lusearch</text:p>
          </table:table-cell>
          <table:table-cell office:value-type="string" calcext:value-type="string">
            <text:p>luindex</text:p>
          </table:table-cell>
          <table:table-cell office:value-type="string" calcext:value-type="string">
            <text:p>jython</text:p>
          </table:table-cell>
          <table:table-cell office:value-type="string" calcext:value-type="string">
            <text:p>xalan</text:p>
          </table:table-cell>
          <table:table-cell office:value-type="string" calcext:value-type="string">
            <text:p>pmd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Iteration 1(ms)</text:p>
          </table:table-cell>
          <table:table-cell/>
          <table:table-cell office:value-type="float" office:value="3192" calcext:value-type="float">
            <text:p>31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eration 2 (ms)</text:p>
          </table:table-cell>
          <table:table-cell/>
          <table:table-cell office:value-type="float" office:value="2724" calcext:value-type="float">
            <text:p>2724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609" calcext:value-type="float">
            <text:p>260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n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ggressive Opts </text:p>
          </table:table-cell>
          <table:table-cell/>
          <table:table-cell office:value-type="string" calcext:value-type="string">
            <text:p>Iteration 1 (ms)</text:p>
          </table:table-cell>
          <table:table-cell/>
          <table:table-cell office:value-type="float" office:value="3312" calcext:value-type="float">
            <text:p>3312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789" calcext:value-type="float">
            <text:p>2789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531" calcext:value-type="float">
            <text:p>253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lining</text:p>
          </table:table-cell>
          <table:table-cell/>
          <table:table-cell office:value-type="string" calcext:value-type="string">
            <text:p>Iteration 1 (ms)</text:p>
          </table:table-cell>
          <table:table-cell/>
          <table:table-cell office:value-type="float" office:value="3841" calcext:value-type="float">
            <text:p>384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crementalInlin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3436" calcext:value-type="float">
            <text:p>3436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755" calcext:value-type="float">
            <text:p>2755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690" calcext:value-type="float">
            <text:p>2690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1ProfileInlinedCall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3441" calcext:value-type="float">
            <text:p>344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837" calcext:value-type="float">
            <text:p>2837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618" calcext:value-type="float">
            <text:p>2618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eqInlineSize (Default: 325)</text:p>
          </table:table-cell>
          <table:table-cell/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nlineSmallCode (Default 2000)</text:p>
          </table:table-cell>
          <table:table-cell/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lineSynchronizedMethod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3314" calcext:value-type="float">
            <text:p>3314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908" calcext:value-type="float">
            <text:p>290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756" calcext:value-type="float">
            <text:p>2756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xInlineLevel (Default 9)</text:p>
          </table:table-cell>
          <table:table-cell/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xInlineSize (Default 35)</text:p>
          </table:table-cell>
          <table:table-cell/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xRecursiveInlineLevel (Default 1)</text:p>
          </table:table-cell>
          <table:table-cell/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seInlineCaches 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3275" calcext:value-type="float">
            <text:p>3275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802" calcext:value-type="float">
            <text:p>2802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793" calcext:value-type="float">
            <text:p>2793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OnlyInlinedBimorphic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Iteration 1 (ms)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540" calcext:value-type="float">
            <text:p>2540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589" calcext:value-type="float">
            <text:p>258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ackgroundCompilation 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5025" calcext:value-type="float">
            <text:p>5025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3101" calcext:value-type="float">
            <text:p>310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772" calcext:value-type="float">
            <text:p>277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BlockLayoutByFrequency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BlockLayoutRotateLoops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1OptimizeVirtualCallProfiling 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1ProfileBranches </text:p>
          </table:table-cell>
          <table:table-cell table:style-name="ce1" office:value-type="boolean" office:boolean-value="2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1ProfileCalls </text:p>
          </table:table-cell>
          <table:table-cell table:style-name="ce1" office:value-type="boolean" office:boolean-value="2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1ProfileCheckcasts </text:p>
          </table:table-cell>
          <table:table-cell table:style-name="ce1" office:value-type="boolean" office:boolean-value="2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1ProfileVirtualCalls </text:p>
          </table:table-cell>
          <table:table-cell table:style-name="ce1" office:value-type="boolean" office:boolean-value="3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1UpdateMethodData </text:p>
          </table:table-cell>
          <table:table-cell table:style-name="ce1" office:value-type="boolean" office:boolean-value="3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ICompilerCountPerCPU </text:p>
          </table:table-cell>
          <table:table-cell table:style-name="ce1" office:value-type="boolean" office:boolean-value="3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lipInlining </text:p>
          </table:table-cell>
          <table:table-cell table:style-name="ce1" office:value-type="boolean" office:boolean-value="4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CompilerThreadHintNoPreempt </text:p>
          </table:table-cell>
          <table:table-cell table:style-name="ce1" office:value-type="boolean" office:boolean-value="4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OptimizeFill </text:p>
          </table:table-cell>
          <table:table-cell table:style-name="ce1" office:value-type="boolean" office:boolean-value="4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OptoRegScheduling </text:p>
          </table:table-cell>
          <table:table-cell table:style-name="ce1" office:value-type="boolean" office:boolean-value="5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ProfileInterpreter </text:p>
          </table:table-cell>
          <table:table-cell table:style-name="ce1" office:value-type="boolean" office:boolean-value="5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RangeCheckElimination </text:p>
          </table:table-cell>
          <table:table-cell table:style-name="ce1" office:value-type="boolean" office:boolean-value="5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RewriteFrequentPairs </text:p>
          </table:table-cell>
          <table:table-cell table:style-name="ce1" office:value-type="boolean" office:boolean-value="6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SegmentedCodeCache </text:p>
          </table:table-cell>
          <table:table-cell table:style-name="ce1" office:value-type="boolean" office:boolean-value="6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SplitIfBlocks </text:p>
          </table:table-cell>
          <table:table-cell table:style-name="ce1" office:value-type="boolean" office:boolean-value="6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SuperWordLoopUnrollAnalysis </text:p>
          </table:table-cell>
          <table:table-cell table:style-name="ce1" office:value-type="boolean" office:boolean-value="7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SuperWordReductions </text:p>
          </table:table-cell>
          <table:table-cell table:style-name="ce1" office:value-type="boolean" office:boolean-value="7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TieredCompilation </text:p>
          </table:table-cell>
          <table:table-cell table:style-name="ce1" office:value-type="boolean" office:boolean-value="7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TimeLinearScan </text:p>
          </table:table-cell>
          <table:table-cell table:style-name="ce1" office:value-type="boolean" office:boolean-value="8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BiasedLocking </text:p>
          </table:table-cell>
          <table:table-cell table:style-name="ce1" office:value-type="boolean" office:boolean-value="8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CLMUL </text:p>
          </table:table-cell>
          <table:table-cell table:style-name="ce1" office:value-type="boolean" office:boolean-value="8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CodeAging </text:p>
          </table:table-cell>
          <table:table-cell table:style-name="ce1" office:value-type="boolean" office:boolean-value="9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CodeCacheFlushing </text:p>
          </table:table-cell>
          <table:table-cell table:style-name="ce1" office:value-type="boolean" office:boolean-value="9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CounterDecay </text:p>
          </table:table-cell>
          <table:table-cell table:style-name="ce1" office:value-type="boolean" office:boolean-value="9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FPUForSpilling </text:p>
          </table:table-cell>
          <table:table-cell table:style-name="ce1" office:value-type="boolean" office:boolean-value="10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FastStosb </text:p>
          </table:table-cell>
          <table:table-cell table:style-name="ce1" office:value-type="boolean" office:boolean-value="10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InlineCaches </text:p>
          </table:table-cell>
          <table:table-cell table:style-name="ce1" office:value-type="boolean" office:boolean-value="10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LWPSynchronization </text:p>
          </table:table-cell>
          <table:table-cell table:style-name="ce1" office:value-type="boolean" office:boolean-value="11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JumpTables </text:p>
          </table:table-cell>
          <table:table-cell table:style-name="ce1" office:value-type="boolean" office:boolean-value="11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LoopCounter</text:p>
          </table:table-cell>
          <table:table-cell table:style-name="ce1" office:value-type="boolean" office:boolean-value="11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LoopInvariantCodeMotion </text:p>
          </table:table-cell>
          <table:table-cell table:style-name="ce1" office:value-type="boolean" office:boolean-value="12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LoopPredicate </text:p>
          </table:table-cell>
          <table:table-cell table:style-name="ce1" office:value-type="boolean" office:boolean-value="12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OptoBiasInlining </text:p>
          </table:table-cell>
          <table:table-cell table:style-name="ce1" office:value-type="boolean" office:boolean-value="12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TypeProfile </text:p>
          </table:table-cell>
          <table:table-cell table:style-name="ce1" office:value-type="boolean" office:boolean-value="13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TypeSpeculation </text:p>
          </table:table-cell>
          <table:table-cell table:style-name="ce1" office:value-type="boolean" office:boolean-value="13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UnalignedLoadStores </text:p>
          </table:table-cell>
          <table:table-cell table:style-name="ce1" office:value-type="boolean" office:boolean-value="13" calcext:value-type="boolean">
            <text:p>TRUE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23:47:17.675391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1:41:39.819647694</meta:creation-date>
    <meta:generator>LibreOffice/5.1.3.2$Linux_X86_64 LibreOffice_project/10$Build-2</meta:generator>
    <dc:date>2017-07-04T00:32:51.312003346</dc:date>
    <meta:editing-duration>PT44M52S</meta:editing-duration>
    <meta:editing-cycles>10</meta:editing-cycles>
    <meta:document-statistic meta:table-count="1" meta:cell-count="198" meta:object-count="0"/>
  </office:meta>
</office:document-meta>
</file>